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paragraph-rsid="0039880e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b78b1"/>
    </style:style>
    <style:style style:name="T8" style:family="text">
      <style:text-properties officeooo:rsid="005c5fd4"/>
    </style:style>
    <style:style style:name="T9" style:family="text">
      <style:text-properties officeooo:rsid="005ce2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8">Déc</text:span><text:span text:style-name="T1">embre</text:span> - <text:span text:style-name="T8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2">4</text:p>
          </table:table-cell>
          <table:table-cell table:style-name="Tableau3.A2" office:value-type="string">
            <text:p text:style-name="P17"><text:span text:style-name="T2">b</text:span>abilrondo - <text:span text:style-name="T9">A</text:span></text:p>
          </table:table-cell>
        </table:table-row>
        <table:table-row>
          <table:table-cell table:style-name="Tableau3.A2" office:value-type="string">
            <text:p text:style-name="P9">1<text:span text:style-name="T1">1</text:span>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">1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2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8">Novembre</text:span> - <text:span text:style-name="T8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4">6</text:p>
          </table:table-cell>
          <table:table-cell table:style-name="Tableau2.A2" office:value-type="string">
            <text:p text:style-name="P17"><text:span text:style-name="T2">b</text:span>abilrondo - <text:span text:style-name="T9">A</text:span></text:p>
          </table:table-cell>
        </table:table-row>
        <table:table-row>
          <table:table-cell table:style-name="Tableau2.A2" office:value-type="string">
            <text:p text:style-name="P9">1<text:span text:style-name="T8">3</text:span></text:p>
          </table:table-cell>
          <table:table-cell table:style-name="Tableau2.A2" office:value-type="string">
            <text:p text:style-name="P17"><text:span text:style-name="T2">b</text:span>abilrondo - <text:span text:style-name="T7">Ĵ</text:span></text:p>
          </table:table-cell>
        </table:table-row>
        <table:table-row>
          <table:table-cell table:style-name="Tableau2.A2" office:value-type="string">
            <text:p text:style-name="P14">20</text:p>
          </table:table-cell>
          <table:table-cell table:style-name="Tableau2.A2" office:value-type="string">
            <text:p text:style-name="P17"><text:span text:style-name="T2">b</text:span>abilrondo - <text:span text:style-name="T9">A</text:span></text:p>
          </table:table-cell>
        </table:table-row>
        <table:table-row>
          <table:table-cell table:style-name="Tableau2.A5" office:value-type="string">
            <text:p text:style-name="P4">2<text:span text:style-name="T8">7</text:span></text:p>
          </table:table-cell>
          <table:table-cell table:style-name="Tableau2.A5" office:value-type="string">
            <text:p text:style-name="P17"><text:span text:style-name="T2">b</text:span>abilrondo - <text:span text:style-name="T9">A</text:span>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8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5">9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1"><text:span text:style-name="T2">b</text:span>abilrondo - <text:span text:style-name="T7">Ĵ</text:span></text:p>
          </table:table-cell>
        </table:table-row>
        <table:table-row>
          <table:table-cell table:style-name="Tableau1.A6" office:value-type="string">
            <text:p text:style-name="P13">30</text:p>
          </table:table-cell>
          <table:table-cell table:style-name="Tableau1.A6" office:value-type="string">
            <text:p text:style-name="P11"><text:span text:style-name="T2">b</text:span>abilrondo - <text:span text:style-name="T7">Ĵ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0">4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1">1</text:span></text:p>
          </table:table-cell>
          <table:table-cell table:style-name="Tableau8.A2" office:value-type="string">
            <text:p text:style-name="P1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0">18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0"><text:span text:style-name="T2">b</text:span>abilrondo – <text:span text:style-name="T4">Ĵ</text:span></text:p>
          </table:table-cell>
        </table:table-row>
      </table:table>
      <text:p text:style-name="P5"/>
      <text:p text:style-name="P1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02T17:40:08.619510183</dc:date>
    <dc:creator>Bob Correcteur</dc:creator>
    <meta:editing-duration>PT2H2M42S</meta:editing-duration>
    <meta:editing-cycles>83</meta:editing-cycles>
    <meta:generator>LibreOffice/7.3.7.2$Linux_X86_64 LibreOffice_project/30$Build-2</meta:generator>
    <meta:document-statistic meta:table-count="4" meta:image-count="0" meta:object-count="0" meta:page-count="1" meta:paragraph-count="36" meta:word-count="66" meta:character-count="283" meta:non-whitespace-character-count="250"/>
  </office:meta>
</office:document-meta>
</file>